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 Medium" fo:font-size="14pt" style:text-underline-style="solid" style:text-underline-width="auto" style:text-underline-color="font-color" fo:font-weight="bold" officeooo:rsid="00080fff" officeooo:paragraph-rsid="00080f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Lato Medium" fo:font-size="14pt" style:text-underline-style="none" fo:font-weight="bold" officeooo:rsid="00080fff" officeooo:paragraph-rsid="00080f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o Medium" fo:font-size="14pt" style:text-underline-style="none" fo:font-weight="normal" officeooo:rsid="00080fff" officeooo:paragraph-rsid="00080ff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style:font-name="Lato Medium" fo:font-size="14pt" style:text-underline-style="none" fo:font-weight="normal" officeooo:rsid="00080fff" officeooo:paragraph-rsid="00080ff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style:font-name="Lato Medium" fo:font-size="14pt" style:text-underline-style="none" fo:font-weight="normal" officeooo:rsid="00097cc8" officeooo:paragraph-rsid="00097cc8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097cc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e2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2 </text:p>
      <text:p text:style-name="P1"/>
      <text:p text:style-name="P2">Q1. Which field of the Customers table is the primary key? </text:p>
      <text:p text:style-name="P4">Ans : CNUM <text:span text:style-name="T2">is the Primary Key of the Customers table.</text:span></text:p>
      <text:p text:style-name="P2">Q2. What is the 4<text:span text:style-name="T1">th</text:span> column of the Customers table ?</text:p>
      <text:p text:style-name="P4">Ans : Rating</text:p>
      <text:p text:style-name="P2">Q<text:span text:style-name="T2">3</text:span>. What is the another word for Row ? For column ?</text:p>
      <text:p text:style-name="P4">Ans : Another word for <text:span text:style-name="T2">Tuple/Entity and for coumumn is Attribute and Method.</text:span></text:p>
      <text:p text:style-name="P5"><text:span text:style-name="T3">Q4.Why isn’t it possible to see the first five rows of a table ?</text:span> </text:p>
      <text:p text:style-name="P5">Because in My<text:span text:style-name="T4">SQL</text:span> every row is file and in DB server HDD where ever these mysql get available space they get saved at that random location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23:20:22.863886164</meta:creation-date>
    <dc:date>2024-03-10T19:38:58.926725335</dc:date>
    <meta:editing-duration>PT27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03" meta:character-count="522" meta:non-whitespace-character-count="425"/>
  </office:meta>
</office:document-meta>
</file>